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low.doRouting( MessageExchangeImpl 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Flow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low.susp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low.getExecuto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low.isTransacted( MessageExchange 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low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low.getBr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low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low.isClustered( MessageExchange 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Flow.send( MessageExchange 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Flow.ge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Flow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low.isPersistent( MessageExchange 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Flow.getAttribute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Flow.resu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low.init( Broker b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Flow.isSynchronous( MessageExchange 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Flow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